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5E0000005E8F59B17D.jpg"/>
  <manifest:file-entry manifest:media-type="" manifest:full-path="Pictures/2000020F0000207400001BD5B97FAAF1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left="0in" fo:margin-right="0in" table:align="margins"/>
    </style:style>
    <style:style style:name="Table1.A" style:family="table-column">
      <style:table-column-properties style:column-width="1in" style:rel-column-width="9463*"/>
    </style:style>
    <style:style style:name="Table1.B" style:family="table-column">
      <style:table-column-properties style:column-width="0.6583in" style:rel-column-width="6230*"/>
    </style:style>
    <style:style style:name="Table1.J" style:family="table-column">
      <style:table-column-properties style:column-width="0.6583in" style:rel-column-width="6232*"/>
    </style:style>
    <style:style style:name="Table1.1" style:family="table-row">
      <style:table-row-properties style:min-row-height="0.4604in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J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0104in" style:rel-column-width="1455*"/>
    </style:style>
    <style:style style:name="Table2.B" style:family="table-column">
      <style:table-column-properties style:column-width="0.5917in" style:rel-column-width="852*"/>
    </style:style>
    <style:style style:name="Table2.1" style:family="table-row">
      <style:table-row-properties style:min-row-height="0.4604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K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K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2.6252in" svg:y="7.4661in" svg:width="2.8965in" svg:height="2.4783in" draw:z-index="1">
        <draw:image xlink:href="Pictures/2000020F0000207400001BD5B97FAAF1.svm" xlink:type="simple" xlink:show="embed" xlink:actuate="onLoad"/>
      </draw:frame>
      <text:p text:style-name="P2">Assignment #<text:variable-set text:name="Assignment" office:value-type="float" office:value="4" style:data-style-name="N0">4</text:variable-set>: Displacement, Velocity, and Acceleration vs Time Graphs</text:p>
      <text:p text:style-name="P3"/>
      <text:list xml:id="list605580051" text:style-name="L1">
        <text:list-item>
          <text:p text:style-name="P5">A car travels on a road. <text:s/>A police officer's radar gun collects information in the table. <text:s/></text:p>
        </text:list-item>
      </text:list>
      <table:table table:name="Table1" table:style-name="Table1">
        <table:table-column table:style-name="Table1.A"/>
        <table:table-column table:style-name="Table1.B" table:number-columns-repeated="8"/>
        <table:table-column table:style-name="Table1.J"/>
        <table:table-row table:style-name="Table1.1">
          <table:table-cell table:style-name="Table1.A1" office:value-type="string">
            <text:p text:style-name="P1">Displacement (m)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15</text:p>
          </table:table-cell>
          <table:table-cell table:style-name="Table1.A1" office:value-type="string">
            <text:p text:style-name="P1">25</text:p>
          </table:table-cell>
          <table:table-cell table:style-name="Table1.A1" office:value-type="string">
            <text:p text:style-name="P1">45</text:p>
          </table:table-cell>
          <table:table-cell table:style-name="Table1.J1" office:value-type="string">
            <text:p text:style-name="P1">75</text:p>
          </table:table-cell>
        </table:table-row>
        <table:table-row table:style-name="Table1.1">
          <table:table-cell table:style-name="Table1.A2" office:value-type="string">
            <text:p text:style-name="P1">Time (s)</text:p>
          </table:table-cell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1">5</text:p>
          </table:table-cell>
          <table:table-cell table:style-name="Table1.A2" office:value-type="string">
            <text:p text:style-name="P1">6</text:p>
          </table:table-cell>
          <table:table-cell table:style-name="Table1.A2" office:value-type="string">
            <text:p text:style-name="P1">7</text:p>
          </table:table-cell>
          <table:table-cell table:style-name="Table1.A2" office:value-type="string">
            <text:p text:style-name="P1">8</text:p>
          </table:table-cell>
          <table:table-cell table:style-name="Table1.J2" office:value-type="string">
            <text:p text:style-name="P1">9</text:p>
          </table:table-cell>
        </table:table-row>
      </table:table>
      <text:p text:style-name="P3"/>
      <text:list xml:id="list1159568649" text:continue-numbering="true" text:style-name="L1">
        <text:list-item>
          <text:list>
            <text:list-item>
              <text:p text:style-name="P5"><draw:frame draw:style-name="fr3" draw:name="Object1" text:anchor-type="paragraph" svg:x="1.5028in" svg:y="0.3728in" svg:width="3.1484in" svg:height="2.7563in" draw:z-index="0"><draw:object xlink:href="./Object 1" xlink:type="simple" xlink:show="embed" xlink:actuate="onLoad"/><draw:image xlink:href="./ObjectReplacements/Object 1" xlink:type="simple" xlink:show="embed" xlink:actuate="onLoad"/></draw:frame>Use the information to construct a distance vs time graph. <text:s/></text:p>
            </text:list-item>
            <text:list-item>
              <text:p text:style-name="P5">Identify times when the car was stopped.</text:p>
            </text:list-item>
          </text:list>
        </text:list-item>
      </text:list>
      <text:p text:style-name="P3"/>
      <text:p text:style-name="P3"/>
      <text:list xml:id="list892621771" text:continue-numbering="true" text:style-name="L1">
        <text:list-item>
          <text:list>
            <text:list-item>
              <text:p text:style-name="P5">The speed limit on the road is 10 m/s. <text:s/>Identify any times when the driver was breaking the law.</text:p>
            </text:list-item>
          </text:list>
        </text:list-item>
      </text:list>
      <text:p text:style-name="P3"/>
      <text:list xml:id="list2114560746" text:continue-numbering="true" text:style-name="L1">
        <text:list-item>
          <text:list>
            <text:list-item>
              <text:p text:style-name="P5">Construct a velocity vs time graph from the data above.</text:p>
            </text:list-item>
          </text:list>
        </text:list-item>
      </text:list>
      <text:p text:style-name="P3"/>
      <text:list xml:id="list155953815" text:continue-numbering="true" text:style-name="L1">
        <text:list-item>
          <text:p text:style-name="P5"><text:soft-page-break/>A car starts from rest at a stoplight. <text:s/>It travels according the following acceleration data. <text:s/></text:p>
        </text:list-item>
      </text:list>
      <table:table table:name="Table2" table:style-name="Table2">
        <table:table-column table:style-name="Table2.A"/>
        <table:table-column table:style-name="Table2.B" table:number-columns-repeated="10"/>
        <table:table-row table:style-name="Table2.1">
          <table:table-cell table:style-name="Table2.A1" office:value-type="string">
            <text:p text:style-name="P1">Acceleration (m/s)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2</text:p>
          </table:table-cell>
          <table:table-cell table:style-name="Table2.K1" office:value-type="string">
            <text:p text:style-name="P1">2</text:p>
          </table:table-cell>
        </table:table-row>
        <table:table-row table:style-name="Table2.1">
          <table:table-cell table:style-name="Table2.A2" office:value-type="string">
            <text:p text:style-name="P1">Time (s)</text:p>
          </table:table-cell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2</text:p>
          </table:table-cell>
          <table:table-cell table:style-name="Table2.A2" office:value-type="string">
            <text:p text:style-name="P1">3</text:p>
          </table:table-cell>
          <table:table-cell table:style-name="Table2.A2" office:value-type="string">
            <text:p text:style-name="P1">4</text:p>
          </table:table-cell>
          <table:table-cell table:style-name="Table2.A2" office:value-type="string">
            <text:p text:style-name="P1">5</text:p>
          </table:table-cell>
          <table:table-cell table:style-name="Table2.A2" office:value-type="string">
            <text:p text:style-name="P1">6</text:p>
          </table:table-cell>
          <table:table-cell table:style-name="Table2.A2" office:value-type="string">
            <text:p text:style-name="P1">7</text:p>
          </table:table-cell>
          <table:table-cell table:style-name="Table2.A2" office:value-type="string">
            <text:p text:style-name="P1">8</text:p>
          </table:table-cell>
          <table:table-cell table:style-name="Table2.K2" office:value-type="string">
            <text:p text:style-name="P1">9</text:p>
          </table:table-cell>
        </table:table-row>
      </table:table>
      <text:p text:style-name="P3"/>
      <text:list xml:id="list752632445" text:continue-numbering="true" text:style-name="L1">
        <text:list-item>
          <text:list>
            <text:list-item>
              <text:p text:style-name="P5">Use the data to create acceleration vs time, velocity vs time and distance vs time graphs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42715988" text:continue-numbering="true" text:style-name="L1">
        <text:list-item>
          <text:list>
            <text:list-item>
              <text:p text:style-name="P5">What is the velocity of the car after 5 seconds?</text:p>
            </text:list-item>
          </text:list>
        </text:list-item>
      </text:list>
      <text:p text:style-name="P3"/>
      <text:p text:style-name="P3"/>
      <text:list xml:id="list816076031" text:continue-numbering="true" text:style-name="L1">
        <text:list-item>
          <text:list>
            <text:list-item>
              <text:p text:style-name="P5">What is the distance traveled by the car at 7 seconds?</text:p>
            </text:list-item>
          </text:list>
        </text:list-item>
      </text:list>
      <text:p text:style-name="P3"/>
      <text:p text:style-name="P3"/>
      <text:list xml:id="list48460846" text:continue-numbering="true" text:style-name="L1">
        <text:list-item>
          <text:list>
            <text:list-item>
              <text:p text:style-name="P5">What is the car's velocity at 4 seconds?</text:p>
            </text:list-item>
          </text:list>
        </text:list-item>
      </text:list>
      <text:p text:style-name="P3"/>
      <text:p text:style-name="P3"/>
      <text:list xml:id="list1392989484" text:continue-numbering="true" text:style-name="L1">
        <text:list-item>
          <text:list>
            <text:list-item>
              <text:p text:style-name="P5">What is the distance traveled by the car after 9 seconds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6902in" fo:margin-bottom="0.690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39in" svg:y="-0.4091in" svg:width="0.7327in" svg:height="0.7744in" draw:z-index="3"><draw:image xlink:href="Pictures/100000000000005E0000005E8F59B17D.jpg" xlink:type="simple" xlink:show="embed" xlink:actuate="onLoad"/></draw:frame> <text:s text:c="11"/>Name: <text:tab/><text:tab/><text:date style:data-style-name="N37" text:date-value="2010-08-25T13:01:09.99">08/25/10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office:value-type="float" style:data-style-name="N0">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5T11:53:00</meta:creation-date>
    <meta:editing-duration>PT00H31M32S</meta:editing-duration>
    <meta:editing-cycles>14</meta:editing-cycles>
    <meta:generator>OpenOffice.org/3.2$Unix OpenOffice.org_project/320m12$Build-9483</meta:generator>
    <meta:initial-creator>Jonas Williamson</meta:initial-creator>
    <dc:date>2010-08-25T13:01:10</dc:date>
    <dc:creator>Jonas Williamson</dc:creator>
    <meta:document-statistic meta:table-count="2" meta:image-count="2" meta:object-count="1" meta:page-count="2" meta:paragraph-count="56" meta:word-count="207" meta:character-count="97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spline-order="3" chart:series-source="rows" chart:right-angled-axes="true"/>
    </style:style>
    <style:style style:name="ch3" style:family="chart" style:data-style-name="N0">
      <style:chart-properties chart:display-label="true" chart:tick-marks-major-inner="true" chart:tick-marks-major-outer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symbol-type="none" chart:link-data-style-to-source="false"/>
      <style:graphic-properties draw:stroke="none" svg:stroke-width="0.088cm" svg:stroke-color="#000000" draw:fill-color="#000000"/>
      <style:text-properties fo:font-size="6pt" style:font-size-asian="6pt" style:font-size-complex="6pt"/>
    </style:style>
    <style:style style:name="ch6" style:family="chart">
      <style:graphic-properties draw:stroke="solid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7.997cm" svg:height="7cm" xlink:href="." chart:class="chart:scatter" chart:style-name="ch1">
        <chart:plot-area chart:style-name="ch2" chart:data-source-has-labels="both" svg:x="0.159cm" svg:y="0.14cm" svg:width="7.679cm" svg:height="6.72cm">
          <chart:axis chart:dimension="x" chart:name="primary-x" chart:style-name="ch3">
            <chart:categories table:cell-range-address="local-table.$B$1:.$J$1"/>
          </chart:axis>
          <chart:axis chart:dimension="y" chart:name="primary-y" chart:style-name="ch4">
            <chart:grid chart:class="major"/>
          </chart:axis>
          <chart:series chart:style-name="ch5" chart:values-cell-range-address="local-table.$B$3:.$J$3" chart:label-cell-address="local-table.$A$3" chart:class="chart:scatter">
            <chart:domain table:cell-range-address="local-table.$B$2:.$J$2"/>
            <chart:data-point chart:repeated="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ime (s)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5">
                <text:p>45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